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s it a fruit?</text:p>
          </table:table-cell>
          <table:table-cell office:value-type="string" calcext:value-type="string">
            <text:p>Does it grow on a tree?</text:p>
          </table:table-cell>
          <table:table-cell office:value-type="string" calcext:value-type="string">
            <text:p>Does it grow underground?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ic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ar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c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-eyed p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 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va b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cc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sel spro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ernut squ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en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ge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nber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er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b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icot b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eydew me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berg lettu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usalem artich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lou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ta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eap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mp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uba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su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t pot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t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li fr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ia pl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e 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c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cchin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5:47:08.616336266</meta:creation-date>
    <dc:date>2017-12-02T16:32:38.323513335</dc:date>
    <meta:editing-duration>P1DT2H21M48S</meta:editing-duration>
    <meta:editing-cycles>1</meta:editing-cycles>
    <meta:document-statistic meta:table-count="1" meta:cell-count="68" meta:object-count="0"/>
    <meta:generator>LibreOffice/5.4.1.2$Linux_X86_64 LibreOffice_project/40m0$Build-2</meta:generator>
  </office:meta>
</office:document-meta>
</file>